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automatic-styles>
    <style:style style:name="P1" style:family="paragraph" style:parent-style-name="Standard">
      <style:text-properties officeooo:rsid="00174da6" officeooo:paragraph-rsid="00174da6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74da6" officeooo:paragraph-rsid="0018d13d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officeooo:rsid="0018d13d" officeooo:paragraph-rsid="0018d13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8d13d" officeooo:paragraph-rsid="0018d13d"/>
    </style:style>
    <style:style style:name="P5" style:family="paragraph" style:parent-style-name="Standard">
      <style:paragraph-properties fo:margin-left="1.251cm" fo:margin-right="0cm" fo:text-indent="0cm" style:auto-text-indent="false" fo:break-before="page"/>
      <style:text-properties officeooo:rsid="0018d13d" officeooo:paragraph-rsid="0018d13d"/>
    </style:style>
    <style:style style:name="P6" style:family="paragraph" style:parent-style-name="Standard">
      <style:paragraph-properties fo:margin-left="1.251cm" fo:margin-right="0cm" fo:text-indent="0cm" style:auto-text-indent="false" fo:break-before="page"/>
      <style:text-properties officeooo:rsid="0018d13d" officeooo:paragraph-rsid="0019a235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8d13d" officeooo:paragraph-rsid="0019a235"/>
    </style:style>
    <style:style style:name="P8" style:family="paragraph" style:parent-style-name="Standard">
      <style:paragraph-properties fo:margin-left="1.251cm" fo:margin-right="0cm" fo:text-indent="0cm" style:auto-text-indent="false" fo:break-before="page"/>
      <style:text-properties officeooo:rsid="0018f08d" officeooo:paragraph-rsid="0018f08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8f08d" officeooo:paragraph-rsid="0018f08d"/>
    </style:style>
    <style:style style:name="P10" style:family="paragraph" style:parent-style-name="Standard">
      <style:paragraph-properties fo:margin-left="2.501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color="#cccccc" loext:opacity="100%" style:font-name="Consolas" fo:font-size="10.5pt" fo:font-weight="normal" officeooo:rsid="0018f08d" officeooo:paragraph-rsid="0018f08d" fo:background-color="#1f1f1f"/>
    </style:style>
    <style:style style:name="P12" style:family="paragraph" style:parent-style-name="Standard">
      <style:text-properties fo:color="#cccccc" loext:opacity="100%" style:font-name="Consolas" fo:font-size="10.5pt" fo:font-weight="normal" officeooo:rsid="0019a235" officeooo:paragraph-rsid="0019a235" fo:background-color="#1f1f1f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color="#cccccc" loext:opacity="100%" style:font-name="Consolas" fo:font-size="10.5pt" fo:font-weight="normal" officeooo:rsid="001b30af" officeooo:paragraph-rsid="001b30af" fo:background-color="#1f1f1f"/>
    </style:style>
    <style:style style:name="P14" style:family="paragraph" style:parent-style-name="Standard">
      <style:paragraph-properties fo:margin-left="2.501cm" fo:margin-right="0cm" style:line-height-at-least="0.503cm" fo:text-indent="0cm" style:auto-text-indent="false"/>
      <style:text-properties fo:color="#cccccc" loext:opacity="100%" fo:background-color="#1f1f1f"/>
    </style:style>
    <style:style style:name="P15" style:family="paragraph" style:parent-style-name="Standard">
      <style:paragraph-properties fo:margin-left="1.251cm" fo:margin-right="0cm" fo:text-indent="0cm" style:auto-text-indent="false" fo:break-before="page"/>
      <style:text-properties officeooo:rsid="0019a235" officeooo:paragraph-rsid="0019a235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9a235" officeooo:paragraph-rsid="0019a235"/>
    </style:style>
    <style:style style:name="P17" style:family="paragraph" style:parent-style-name="Standard">
      <style:text-properties officeooo:rsid="0019a235" officeooo:paragraph-rsid="0019a235"/>
    </style:style>
    <style:style style:name="P18" style:family="paragraph" style:parent-style-name="Standard">
      <style:paragraph-properties fo:break-before="page"/>
      <style:text-properties officeooo:rsid="0019a235" officeooo:paragraph-rsid="0019a235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b30af" officeooo:paragraph-rsid="001b30af"/>
    </style:style>
    <style:style style:name="P20" style:family="paragraph" style:parent-style-name="Standard">
      <style:paragraph-properties fo:margin-left="1.251cm" fo:margin-right="0cm" fo:text-indent="0cm" style:auto-text-indent="false" fo:break-before="page"/>
      <style:text-properties officeooo:rsid="001b30af" officeooo:paragraph-rsid="001b30a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officeooo:rsid="001b30af" officeooo:paragraph-rsid="001b30af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1787f9" officeooo:paragraph-rsid="0018d13d"/>
    </style:style>
    <style:style style:name="P23" style:family="paragraph" style:parent-style-name="Standard" style:list-style-name="L1">
      <style:text-properties officeooo:rsid="0019a235" officeooo:paragraph-rsid="0019a235"/>
    </style:style>
    <style:style style:name="P24" style:family="paragraph" style:parent-style-name="Standard">
      <style:text-properties officeooo:rsid="0019a235" officeooo:paragraph-rsid="0019a235"/>
    </style:style>
    <style:style style:name="P25" style:family="paragraph" style:parent-style-name="Standard">
      <style:text-properties officeooo:rsid="001c9bef" officeooo:paragraph-rsid="0019a235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c9bef" officeooo:paragraph-rsid="001c9bef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officeooo:rsid="001c9bef" officeooo:paragraph-rsid="001c9bef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officeooo:rsid="001c9bef" officeooo:paragraph-rsid="001c9bef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officeooo:rsid="001b30af" officeooo:paragraph-rsid="001b30af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1b30af" officeooo:paragraph-rsid="001b30af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1b30af" officeooo:paragraph-rsid="001c9bef"/>
    </style:style>
    <style:style style:name="T1" style:family="text">
      <style:text-properties officeooo:rsid="001787f9"/>
    </style:style>
    <style:style style:name="T2" style:family="text">
      <style:text-properties fo:font-variant="normal" fo:text-transform="none" style:use-window-font-color="true" loext:opacity="0%" style:font-name="monospace" fo:font-size="12pt" fo:letter-spacing="normal" fo:font-style="normal" fo:font-weight="normal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808080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4ec9b0" loext:opacity="100%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officeooo:rsid="001c9be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 DESDE CERO</text:p>
      <text:p text:style-name="P1"/>
      <text:p text:style-name="P1"/>
      <text:p text:style-name="P1">COMANDOS:</text:p>
      <text:p text:style-name="P2">PARA CREAR UN NUEVO PRYECTO: <text:s text:c="2"/></text:p>
      <text:p text:style-name="P2"><text:tab/>ng new nombre_proyectop </text:p>
      <text:p text:style-name="P2">PARA CORRER LA APP: <text:s/></text:p>
      <text:p text:style-name="P2"><text:tab/>ng serve <text:span text:style-name="T1">local host </text:span><text:a xlink:type="simple" xlink:href="http://localhost:4200/" text:style-name="Internet_20_link" text:visited-style-name="Visited_20_Internet_20_Link"><text:span text:style-name="T1">http://localhost:4200/</text:span></text:a></text:p>
      <text:p text:style-name="P22">PARA CORRER LA APP EN OTRO PUERTO: </text:p>
      <text:p text:style-name="P22"><text:tab/>ng serve –port-4100</text:p>
      <text:p text:style-name="P4">PARA PODER VERLA DESDE CELULARES:</text:p>
      <text:p text:style-name="P4"><text:tab/>ng serve –host-0.0.0.0 –port-4100</text:p>
      <text:p text:style-name="P4">(para verla desde el celu, primero abrir en cmd y escribir ipconfig y buscar la ip local de la pc, despues desde el celu escribir esa ip, ejemplo 192.0.etc/4100 en google y te conectas)</text:p>
      <text:p text:style-name="P19">PARA GENERAR UN MODULO</text:p>
      <text:p text:style-name="P19">ng generate module (crea un modulo en la carpeta app)</text:p>
      <text:p text:style-name="P19">ng generate module/Auth (genera un modulo pero en la carpeta Auth, si la carpeta no existe la crea)</text:p>
      <text:p text:style-name="P19">ng generate module/Auth <text:s/>--routing (el –routing es para que el modulo creado tenga acceso al routing)</text:p>
      <text:p text:style-name="P19"/>
      <text:p text:style-name="P31">ng generate module <text:span text:style-name="T12">a</text:span>uth/<text:span text:style-name="T12">auth</text:span> <text:s/>--<text:span text:style-name="T12">flat(el flat hace que genere el archivo sin crear una nueva carpeta deltro de la carpeta Auth)</text:span></text:p>
      <text:p text:style-name="P31"/>
      <text:p text:style-name="P26">PARA GENERAR UN COMPONENTE</text:p>
      <text:p text:style-name="P31">ng generate <text:span text:style-name="T12">component</text:span> <text:span text:style-name="T12">a</text:span>uth/<text:span text:style-name="T12">auth</text:span> <text:s/></text:p>
      <text:p text:style-name="P5">TYPESCRIPT:</text:p>
      <text:p text:style-name="P4"/>
      <text:p text:style-name="P4">Lenguaje que esta sostenido y mantenido por Microsoft, se le dice a cada variable que tipo de contenido va a tener</text:p>
      <text:p text:style-name="P4">TIPOS DE DATOS DE ANGULAR:</text:p>
      <text:p text:style-name="P4"/>
      <text:p text:style-name="P4"/>
      <text:p text:style-name="P4">number, </text:p>
      <text:p text:style-name="P4">string, </text:p>
      <text:p text:style-name="P4">null, </text:p>
      <text:p text:style-name="P4">undefinde,</text:p>
      <text:p text:style-name="P4">any,</text:p>
      <text:p text:style-name="P4">string | number,</text:p>
      <text:p text:style-name="P4">Array&lt;tipoDatoArray&gt;,</text:p>
      <text:p text:style-name="P4"/>
      <text:p text:style-name="P6">DATA SET(BANCO DE DATOS)</text:p>
      <text:p text:style-name="P7"/>
      <text:p text:style-name="P7">en src, creo la carpeta data y dentro el archivo track.json con datos harckodeados</text:p>
      <text:p text:style-name="P5">ASSETS:</text:p>
      <text:p text:style-name="P4"/>
      <text:p text:style-name="P4">RECURSOS ESTATICOS: librerias, fuentes,etc</text:p>
      <text:p text:style-name="P4"/>
      <text:p text:style-name="P4">Iconos: Iconscout.com</text:p>
      <text:p text:style-name="P4">importamos la librería de iconos</text:p>
      <text:p text:style-name="P3"><text:span text:style-name="Source_20_Text"><text:span text:style-name="T2">&lt;link rel="stylesheet" href="</text:span></text:span><text:a xlink:type="simple" xlink:href="https://unicons.iconscout.com/release/v4.0.8/css/line.css" text:style-name="Internet_20_link" text:visited-style-name="Visited_20_Internet_20_Link"><text:span text:style-name="Source_20_Text">https://unicons.iconscout.com/release/v4.0.8/css/line.css</text:span></text:a><text:span text:style-name="Source_20_Text"><text:span text:style-name="T2">"&gt;</text:span></text:span></text:p>
      <text:p text:style-name="P3"><text:span text:style-name="Source_20_Text"><text:span text:style-name="T2">en el index.html</text:span></text:span></text:p>
      <text:p text:style-name="P4"><text:s/></text:p>
      <text:p text:style-name="P8">MODIFICACION DEL tsconfig.json</text:p>
      <text:p text:style-name="P9"/>
      <text:p text:style-name="P9">Agregamos la linea</text:p>
      <text:p text:style-name="P11"><text:span text:style-name="T3">"resolveJsonModule"</text:span>: <text:span text:style-name="T5">true</text:span>,</text:p>
      <text:p text:style-name="P9">dentro del archivo tsconfig.json, dentro de la llave de complilerOptions</text:p>
      <text:p text:style-name="P9"/>
      <text:p text:style-name="P9">Esta línea nos va a permitir realizar importaciones de archivos json dentro de nuestros componentes</text:p>
      <text:p text:style-name="P8">BRAND COLOR:</text:p>
      <text:p text:style-name="P9"/>
      <text:p text:style-name="P9">no tiene que ver con angular</text:p>
      <text:p text:style-name="P9">dento del archivo styles.css vamos a crear las clases que afectan a toda la aplicación</text:p>
      <text:p text:style-name="P9">vamos a declarar la propiedad root que es para declara variables</text:p>
      <text:p text:style-name="P9">Definimos las propiedades de la app, ejemplo: los colores de la empresa, la forma de los botones, los bordes, etc</text:p>
      <text:p text:style-name="P15">SCAFFOLDING(ESTRUCTURA DE CARPETAS DEL PROYECTO)ANDAMIO</text:p>
      <text:p text:style-name="P16"/>
      <text:p text:style-name="P16">MODULOS:</text:p>
      <text:list text:style-name="L1">
        <text:list-item>
          <text:p text:style-name="P23">AUTENTICACION(LOGIN)</text:p>
        </text:list-item>
        <text:list-item>
          <text:p text:style-name="P23">HOME(PAGINA PRINCIPIAL, PROTEGIDA)</text:p>
        </text:list-item>
        <text:list-item>
          <text:p text:style-name="P23">TRACKS</text:p>
        </text:list-item>
        <text:list-item>
          <text:p text:style-name="P23">HISTORY</text:p>
        </text:list-item>
        <text:list-item>
          <text:p text:style-name="P23">FAVORITES</text:p>
        </text:list-item>
      </text:list>
      <text:p text:style-name="P17">EN APP VAMOS A CREAR LAS CARPETAS:</text:p>
      <text:p text:style-name="P17"/>
      <text:p text:style-name="P17">core(recursos o clases que no se necesitan importar en un modulo, ejemplo interfaces, modelos etc)</text:p>
      <text:p text:style-name="P17">modules(va a contener los modulos que vamos a generar)</text:p>
      <text:p text:style-name="P17">shared(recursos compartidos entre modulos,ejemplo: header, footer, etc)</text:p>
      <text:p text:style-name="P17">data(ya creamos, tiene la data harckodeada)</text:p>
      <text:p text:style-name="P18">MODULES</text:p>
      <text:p text:style-name="P17"/>
      <text:p text:style-name="P17">Cada módulo que vamos a crear va a tener una estructura como la siguiente:</text:p>
      <text:p text:style-name="P17"/>
      <text:p text:style-name="P17">Rutas</text:p>
      <text:p text:style-name="P17">Componentes</text:p>
      <text:p text:style-name="P17">Servicios</text:p>
      <text:p text:style-name="P17">Pipes</text:p>
      <text:p text:style-name="P25"/>
      <text:p text:style-name="P18">PUNTO DE ENTRADA DE LAS RUTAS:</text:p>
      <text:p text:style-name="P12"><text:span text:style-name="T6">&lt;</text:span><text:span text:style-name="T5">router-outlet</text:span><text:span text:style-name="T6">&gt;&lt;/</text:span><text:span text:style-name="T5">router-outlet</text:span><text:span text:style-name="T6">&gt;</text:span></text:p>
      <text:p text:style-name="P17"/>
      <text:p text:style-name="P20">ROUTING</text:p>
      <text:p text:style-name="P19"/>
      <text:p text:style-name="P19">En el archivo app-routing.module.ts van a estar las rutas:</text:p>
      <text:p text:style-name="P19"/>
      <text:p text:style-name="P13"><text:span text:style-name="T5">const</text:span> <text:span text:style-name="T7">routes</text:span><text:span text:style-name="T8">:</text:span> <text:span text:style-name="T9">Routes</text:span> <text:span text:style-name="T8">=</text:span> [</text:p>
      <text:p text:style-name="P14">  <text:span text:style-name="T10">{</text:span></text:p>
      <text:p text:style-name="P14">    <text:span text:style-name="T4">path:</text:span><text:span text:style-name="T10"> </text:span><text:span text:style-name="T11">''</text:span><text:span text:style-name="T10">,</text:span></text:p>
      <text:p text:style-name="P14">    <text:span text:style-name="T4">component:</text:span><text:span text:style-name="T10"> </text:span><text:span text:style-name="T4">Ejemplo</text:span></text:p>
      <text:p text:style-name="P14">  <text:span text:style-name="T10">}</text:span></text:p>
      <text:p text:style-name="P10">];</text:p>
      <text:p text:style-name="P10"/>
      <text:p text:style-name="P21">Dentro del array de routes se pueden declarar las distintas rutas y los distintos componentes.</text:p>
      <text:p text:style-name="P21">Si la ruta no tiene nombre es la /, y el componente se importa automaticamente con su nombre</text:p>
      <text:p text:style-name="P27">COMPONENTES:</text:p>
      <text:p text:style-name="P28"/>
      <text:p text:style-name="P28">Cuando creamos un componente, angular busca el modulo padre y lo importa, en este caso en app.modu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22:52:54.696000000</meta:creation-date>
    <dc:date>2023-10-01T11:30:28.819000000</dc:date>
    <meta:editing-duration>PT2H13M12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11" meta:paragraph-count="79" meta:word-count="473" meta:character-count="3045" meta:non-whitespace-character-count="2626"/>
  </office:meta>
</office:document-meta>
</file>